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Fonts/Font_OpenSymbol_1.ttf" manifest:media-type="application/x-font-ttf"/>
  <manifest:file-entry manifest:full-path="Fonts/Font_Liberation_Sans_2.ttf" manifest:media-type="application/x-font-ttf"/>
  <manifest:file-entry manifest:full-path="Fonts/Font_Lohit_Devanagari_1.ttf" manifest:media-type="application/x-font-ttf"/>
  <manifest:file-entry manifest:full-path="Fonts/Font_Liberation_Serif_1.ttf" manifest:media-type="application/x-font-ttf"/>
  <manifest:file-entry manifest:full-path="Fonts/Font_Noto_Mono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Noto_Sans_1.ttf" manifest:media-type="application/x-font-ttf"/>
  <manifest:file-entry manifest:full-path="Fonts/Font_Noto_Sans_2.ttf" manifest:media-type="application/x-font-ttf"/>
  <manifest:file-entry manifest:full-path="Fonts/Font_Noto_Sans_3.ttf" manifest:media-type="application/x-font-ttf"/>
  <manifest:file-entry manifest:full-path="Fonts/Font_Noto_Sans_4.ttf" manifest:media-type="application/x-font-tt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Lohit Devanagari2" svg:font-family="'Lohit Devanagari'">
      <svg:font-face-src>
        <svg:font-face-uri xlink:href="Fonts/Font_Lohit_Devanagari_1.ttf" xlink:type="simple" loext:font-style="normal" loext:font-weight="normal">
          <svg:font-face-format svg:string="truetype"/>
        </svg:font-face-uri>
      </svg:font-face-src>
    </style:font-face>
    <style:font-face style:name="Noto Mono" svg:font-family="'Noto Mono'" style:font-adornments="Regular" style:font-pitch="fixed">
      <svg:font-face-src>
        <svg:font-face-uri xlink:href="Fonts/Font_Noto_Mono_1.ttf" xlink:type="simple" loext:font-style="normal" loext:font-weight="normal">
          <svg:font-face-format svg:string="truetype"/>
        </svg:font-face-uri>
      </svg:font-face-src>
    </style:font-face>
    <style:font-face style:name="Noto Mono1" svg:font-family="'Noto Mono'" style:font-family-generic="modern" style:font-pitch="fixed">
      <svg:font-face-src>
        <svg:font-face-uri xlink:href="Fonts/Font_Noto_Mono_1.ttf" xlink:type="simple" loext:font-style="normal" loext:font-weight="normal">
          <svg:font-face-format svg:string="truetype"/>
        </svg:font-face-uri>
      </svg:font-face-src>
    </style:font-face>
    <style:font-face style:name="Liberation Sans1"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Noto Sans"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Italic"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1" svg:font-family="'Noto Sans'" style:font-adornments="Italic"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Noto Sans" fo:font-size="26pt" style:font-size-asian="22.75pt" style:font-size-complex="26pt"/>
    </style:style>
    <style:style style:name="P3" style:family="paragraph" style:parent-style-name="Text_20_body">
      <style:paragraph-properties fo:margin-top="0in" fo:margin-bottom="0in" loext:contextual-spacing="false" fo:text-align="center" style:justify-single-word="false"/>
      <style:text-properties fo:color="#000000" style:font-name="Noto Sans" fo:font-size="11pt" fo:font-style="italic" fo:font-weight="normal" officeooo:rsid="01237c5e" officeooo:paragraph-rsid="01242252" style:font-size-asian="11pt" style:font-style-asian="italic" style:font-weight-asian="normal" style:font-size-complex="11pt" style:font-style-complex="italic" style:font-weight-complex="normal"/>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6.6929in" style:type="right" style:leader-style="dotted" style:leader-text="."/>
        </style:tab-stops>
      </style:paragraph-properties>
    </style:style>
    <style:style style:name="P7" style:family="paragraph" style:parent-style-name="Heading_20_1" style:list-style-name="">
      <style:paragraph-properties fo:text-align="end" style:justify-single-word="false"/>
    </style:style>
    <style:style style:name="P8" style:family="paragraph" style:parent-style-name="Heading_20_1" style:list-style-name="">
      <style:paragraph-properties fo:text-align="end" style:justify-single-word="false"/>
      <style:text-properties officeooo:paragraph-rsid="0429ba53"/>
    </style:style>
    <style:style style:name="P9" style:family="paragraph" style:parent-style-name="Heading_20_1">
      <style:text-properties officeooo:rsid="042c21b3" officeooo:paragraph-rsid="042c21b3"/>
    </style:style>
    <style:style style:name="P10" style:family="paragraph" style:parent-style-name="Heading_20_1">
      <style:paragraph-properties fo:break-before="page"/>
      <style:text-properties officeooo:paragraph-rsid="0429ba53"/>
    </style:style>
    <style:style style:name="P11" style:family="paragraph" style:parent-style-name="Heading_20_2">
      <style:paragraph-properties fo:break-before="page"/>
    </style:style>
    <style:style style:name="P12" style:family="paragraph" style:parent-style-name="Text_20_body">
      <style:paragraph-properties fo:margin-top="0in" fo:margin-bottom="0in" loext:contextual-spacing="false" fo:text-align="center" style:justify-single-word="false"/>
      <style:text-properties fo:color="#000000" fo:font-size="11pt" fo:font-style="italic" fo:font-weight="normal" officeooo:rsid="01237c5e" officeooo:paragraph-rsid="01242252" style:font-size-asian="11pt" style:font-style-asian="italic" style:font-weight-asian="normal" style:font-size-complex="11pt" style:font-style-complex="italic" style:font-weight-complex="normal"/>
    </style:style>
    <style:style style:name="P13" style:family="paragraph" style:parent-style-name="Text_20_body">
      <style:paragraph-properties fo:margin-top="0in" fo:margin-bottom="0in" loext:contextual-spacing="false"/>
      <style:text-properties style:font-name="Noto Mono1" officeooo:rsid="042c21b3" officeooo:paragraph-rsid="042c21b3"/>
    </style:style>
    <style:style style:name="P14" style:family="paragraph" style:parent-style-name="Text_20_body">
      <style:paragraph-properties fo:margin-top="0in" fo:margin-bottom="0in" loext:contextual-spacing="false"/>
      <style:text-properties style:font-name="Noto Mono1" officeooo:rsid="04451de8" officeooo:paragraph-rsid="04451de8"/>
    </style:style>
    <style:style style:name="P15" style:family="paragraph" style:parent-style-name="Text_20_body">
      <style:paragraph-properties fo:margin-top="0in" fo:margin-bottom="0in" loext:contextual-spacing="false"/>
      <style:text-properties style:font-name="Noto Sans" officeooo:rsid="043b545c" officeooo:paragraph-rsid="043b545c"/>
    </style:style>
    <style:style style:name="P16" style:family="paragraph" style:parent-style-name="Text_20_body">
      <style:text-properties officeooo:paragraph-rsid="0429ba53"/>
    </style:style>
    <style:style style:name="P17" style:family="paragraph" style:parent-style-name="Text_20_body">
      <style:text-properties officeooo:rsid="042c21b3" officeooo:paragraph-rsid="0435c2a0"/>
    </style:style>
    <style:style style:name="P18" style:family="paragraph" style:parent-style-name="Text_20_body">
      <style:text-properties style:font-name="Noto Mono1" officeooo:rsid="044e746f" officeooo:paragraph-rsid="044e746f"/>
    </style:style>
    <style:style style:name="P19" style:family="paragraph" style:parent-style-name="Text_20_body">
      <style:text-properties style:font-name="Noto Mono1" officeooo:rsid="044f99ce" officeooo:paragraph-rsid="044f99ce"/>
    </style:style>
    <style:style style:name="P20" style:family="paragraph" style:parent-style-name="Text_20_body">
      <style:text-properties officeooo:rsid="0436923f" officeooo:paragraph-rsid="044f99ce"/>
    </style:style>
    <style:style style:name="P21" style:family="paragraph" style:parent-style-name="Text_20_body">
      <style:text-properties officeooo:rsid="04399664" officeooo:paragraph-rsid="04399664"/>
    </style:style>
    <style:style style:name="P22" style:family="paragraph" style:parent-style-name="Text_20_body">
      <style:text-properties officeooo:rsid="044f99ce" officeooo:paragraph-rsid="044f99ce"/>
    </style:style>
    <style:style style:name="T1" style:family="text">
      <style:text-properties fo:font-style="italic" officeooo:rsid="0400d0f8" style:font-style-asian="italic" style:font-style-complex="italic"/>
    </style:style>
    <style:style style:name="T2" style:family="text">
      <style:text-properties fo:font-style="italic" officeooo:rsid="0420ee3a" style:font-style-asian="italic" style:font-style-complex="italic"/>
    </style:style>
    <style:style style:name="T3" style:family="text">
      <style:text-properties style:font-name="Noto Sans" officeooo:rsid="0421f3c1"/>
    </style:style>
    <style:style style:name="T4" style:family="text">
      <style:text-properties style:font-name="Noto Sans" officeooo:rsid="04244490"/>
    </style:style>
    <style:style style:name="T5" style:family="text">
      <style:text-properties style:font-name="Noto Sans" officeooo:rsid="04244950"/>
    </style:style>
    <style:style style:name="T6" style:family="text">
      <style:text-properties style:font-name="Noto Sans" officeooo:rsid="04261237"/>
    </style:style>
    <style:style style:name="T7" style:family="text">
      <style:text-properties style:font-name="Noto Sans" officeooo:rsid="04294a33"/>
    </style:style>
    <style:style style:name="T8" style:family="text">
      <style:text-properties style:font-name="Noto Sans" officeooo:rsid="0429b24c"/>
    </style:style>
    <style:style style:name="T9" style:family="text">
      <style:text-properties officeooo:rsid="0429ba53"/>
    </style:style>
    <style:style style:name="T10" style:family="text">
      <style:text-properties officeooo:rsid="042d799e"/>
    </style:style>
    <style:style style:name="T11" style:family="text">
      <style:text-properties officeooo:rsid="042eeab7"/>
    </style:style>
    <style:style style:name="T12" style:family="text">
      <style:text-properties officeooo:rsid="0436923f"/>
    </style:style>
    <style:style style:name="T13" style:family="text">
      <style:text-properties officeooo:rsid="04392f50"/>
    </style:style>
    <style:style style:name="T14" style:family="text">
      <style:text-properties style:font-name="Noto Mono1"/>
    </style:style>
    <style:style style:name="T15" style:family="text">
      <style:text-properties style:font-name="Noto Mono1" officeooo:rsid="0436923f"/>
    </style:style>
    <style:style style:name="T16" style:family="text">
      <style:text-properties style:font-name="Noto Mono1" officeooo:rsid="0421f3c1"/>
    </style:style>
    <style:style style:name="T17" style:family="text">
      <style:text-properties style:font-name="Noto Mono1" officeooo:rsid="0429b24c"/>
    </style:style>
    <style:style style:name="T18" style:family="text">
      <style:text-properties style:font-name="Noto Mono1" officeooo:rsid="042eeab7"/>
    </style:style>
    <style:style style:name="T19" style:family="text">
      <style:text-properties style:font-name="Noto Mono1" officeooo:rsid="04395254"/>
    </style:style>
    <style:style style:name="T20" style:family="text">
      <style:text-properties style:font-name="Noto Mono1" officeooo:rsid="043cf290"/>
    </style:style>
    <style:style style:name="T21" style:family="text">
      <style:text-properties officeooo:rsid="04395254"/>
    </style:style>
    <style:style style:name="T22" style:family="text">
      <style:text-properties officeooo:rsid="043cf290"/>
    </style:style>
    <style:style style:name="T23" style:family="text">
      <style:text-properties officeooo:rsid="0440c41d"/>
    </style:style>
    <style:style style:name="T24" style:family="text">
      <style:text-properties officeooo:rsid="044310d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
      <text:p text:style-name="P2"/>
      <text:p text:style-name="P2"/>
      <text:p text:style-name="P2"/>
      <text:p text:style-name="P2"/>
      <text:p text:style-name="P2"/>
      <text:p text:style-name="Title"><text:span text:style-name="T1">.</text:span><text:span text:style-name="T2">dhex Specification</text:span></text:p>
      <text:p text:style-name="P3">v0.1.0</text:p>
      <text:p text:style-name="P12">Vishnu Shankar B</text:p>
      <text:h text:style-name="P7" text:outline-level="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Contents</text:p>
          </text:index-title>
          <text:p text:style-name="P4"><text:a xlink:type="simple" xlink:href="#__RefHeading___Toc289_935935780" text:style-name="Index_20_Link" text:visited-style-name="Index_20_Link">Ch 1. Introduction<text:tab/>3</text:a></text:p>
          <text:p text:style-name="P4"><text:a xlink:type="simple" xlink:href="#__RefHeading___Toc291_935935780" text:style-name="Index_20_Link" text:visited-style-name="Index_20_Link">Ch 2. Format<text:tab/>3</text:a></text:p>
          <text:p text:style-name="P6"><text:a xlink:type="simple" xlink:href="#__RefHeading___Toc293_935935780" text:style-name="Index_20_Link" text:visited-style-name="Index_20_Link">2.1. .line debug symbol<text:tab/>3</text:a></text:p>
          <text:p text:style-name="P6"><text:a xlink:type="simple" xlink:href="#__RefHeading___Toc295_935935780" text:style-name="Index_20_Link" text:visited-style-name="Index_20_Link">2.2. .label debug symbol<text:tab/>3</text:a></text:p>
          <text:p text:style-name="P6"><text:a xlink:type="simple" xlink:href="#__RefHeading___Toc297_935935780" text:style-name="Index_20_Link" text:visited-style-name="Index_20_Link">2.3. Example .dhex file<text:tab/>4</text:a></text:p>
        </text:index-body>
      </text:table-of-content>
      <text:h text:style-name="P8" text:outline-level="1"/>
      <text:h text:style-name="P10" text:outline-level="1"><text:bookmark-start text:name="__RefHeading___Toc289_935935780"/><text:span text:style-name="T9">Introduction</text:span><text:bookmark-end text:name="__RefHeading___Toc289_935935780"/></text:h>
      <text:p text:style-name="P16"><text:span text:style-name="T16">.dhex</text:span><text:span text:style-name="T3"> file is used to store binary version of </text:span><text:span text:style-name="T6">a</text:span><text:span text:style-name="T3"> program along with debug symbols </text:span><text:span text:style-name="T4">for ISA simulators</text:span><text:span text:style-name="T3">, it is targetted at storing </text:span><text:span text:style-name="T5">compiled binary</text:span><text:span text:style-name="T3"> for </text:span><text:span text:style-name="T7">microcontrollers. </text:span><text:span text:style-name="T8">The </text:span><text:span text:style-name="T17">.dhex</text:span><text:span text:style-name="T8"> file format stores binary and debug symbols in plain ASCII text format, making compiled binary images easy to read and edit.</text:span></text:p>
      <text:h text:style-name="P9" text:outline-level="1"><text:bookmark-start text:name="__RefHeading___Toc291_935935780"/>Format<text:bookmark-end text:name="__RefHeading___Toc291_935935780"/></text:h>
      <text:p text:style-name="P17">Any line that does not start with a ‘.’ character is considered as a byte in hexadecimal, <text:span text:style-name="T10">part of the image or binary</text:span>. Line that start with a ‘.’ character contain debug symbols, <text:span text:style-name="T11">meant for the debugger or ISA simulator. The </text:span><text:span text:style-name="T18">.dhex</text:span><text:span text:style-name="T11"> file format does not support any form of address relocation, all bytes are stored in order starting from address zero. Multiple bytes or multiple debug symbols should not appear on the same line. </text:span></text:p>
      <text:h text:style-name="Heading_20_2" text:outline-level="2"><text:bookmark-start text:name="__RefHeading___Toc293_935935780"/><text:span text:style-name="T14">.</text:span><text:span text:style-name="T15">line</text:span><text:span text:style-name="T12"> debug symbol</text:span><text:bookmark-end text:name="__RefHeading___Toc293_935935780"/></text:h>
      <text:p text:style-name="P20">This debug symbol tells the debugger or ISA simulator that any bytes following this symbol is result of compiling/assembling a particular line <text:span text:style-name="T13">in a particular file. </text:span></text:p>
      <text:p text:style-name="P20"><text:span text:style-name="T13">Syntax:</text:span></text:p>
      <text:p text:style-name="P18">.line LINENO FILENAME</text:p>
      <text:h text:style-name="Heading_20_2" text:outline-level="2"><text:bookmark-start text:name="__RefHeading___Toc295_935935780"/><text:span text:style-name="T14">.</text:span><text:span text:style-name="T19">label</text:span><text:span text:style-name="T21"> debug symbol</text:span><text:bookmark-end text:name="__RefHeading___Toc295_935935780"/></text:h>
      <text:p text:style-name="P21">This debug symbol is used to mark addresses with a special label.</text:p>
      <text:p text:style-name="P22">Syntax:</text:p>
      <text:p text:style-name="P19">.label LINENO FILENAME LABEL</text:p>
      <text:h text:style-name="P11" text:outline-level="2"><text:bookmark-start text:name="__RefHeading___Toc297_935935780"/>Example <text:span text:style-name="T14">.dhex</text:span> file<text:bookmark-end text:name="__RefHeading___Toc297_935935780"/></text:h>
      <text:p text:style-name="P13">.line 1 "test.asm"</text:p>
      <text:p text:style-name="P13">06</text:p>
      <text:p text:style-name="P13">00</text:p>
      <text:p text:style-name="P13">.label 2 "test.asm" loop</text:p>
      <text:p text:style-name="P13">.line 3 "test.asm"</text:p>
      <text:p text:style-name="P13">1D</text:p>
      <text:p text:style-name="P13">01</text:p>
      <text:p text:style-name="P13">.line 4 "test.asm"</text:p>
      <text:p text:style-name="P13">CD</text:p>
      <text:p text:style-name="P13">0A</text:p>
      <text:p text:style-name="P13">.line <text:span text:style-name="T24">1</text:span> "<text:span text:style-name="T24">foo</text:span>.asm"</text:p>
      <text:p text:style-name="P13">0C</text:p>
      <text:p text:style-name="P13">01</text:p>
      <text:p text:style-name="P13">.line <text:span text:style-name="T24">2</text:span> "<text:span text:style-name="T23">foo</text:span>.asm"</text:p>
      <text:p text:style-name="P13">AB</text:p>
      <text:p text:style-name="P13">FF</text:p>
      <text:p text:style-name="P14">CA</text:p>
      <text:p text:style-name="P15">In this example, the first byte at address 0x0000 is 0x06, the second byte at address 0x0002 is 0x00, next byte at address 0x0003 is 0x1D and so on. <text:span text:style-name="T22">The label ‘</text:span><text:span text:style-name="T20">loop</text:span><text:span text:style-name="T22">’ is assigned the address 0x02, see the </text:span><text:span text:style-name="T20">.label</text:span><text:span text:style-name="T22"> debug symbol at line 4. The </text:span><text:span text:style-name="T20">.line</text:span><text:span text:style-name="T22"> debug symbol in the first line tells us that first two bytes, 0x06 and 0x00 is result of compiling/assembling line 1 in the file “test.asm”. The last three bytes 0xAB, 0xFF and 0xCA is result of compiling/assembling line 2 in “foo.a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Noto Mono" svg:font-family="'Noto Mono'" style:font-adornments="Regular" style:font-pitch="fixed"/>
    <style:font-face style:name="Noto Mono1" svg:font-family="'Noto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2" svg:font-family="'Noto Sans'" style:font-adornments="Bold Italic" style:font-family-generic="swiss" style:font-pitch="variable"/>
    <style:font-face style:name="Noto Sans1" svg:font-family="'Noto Sans'" style:font-adornments="Italic"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Noto Sans" fo:font-family="'Noto Sans'" style:font-family-generic="swiss" style:font-pitch="variable" fo:font-size="10pt" officeooo:rsid="020c094b" style:font-size-asian="10pt" style:font-size-complex="10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end" style:justify-single-word="false"/>
      <style:text-properties fo:color="#000000" style:font-name="Noto Sans" fo:font-family="'Noto Sans'" style:font-family-generic="swiss" style:font-pitch="variable" fo:font-size="28pt" fo:font-style="italic" fo:font-weight="bold" officeooo:rsid="005a99c4" style:font-size-asian="28pt" style:font-style-asian="italic" style:font-weight-asian="bold" style:font-size-complex="28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0000" style:font-name="Noto Sans" fo:font-family="'Noto Sans'" style:font-family-generic="swiss" style:font-pitch="variable"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color="#000000" style:font-name="Noto Sans" fo:font-family="'Noto Sans'" style:font-family-generic="swiss" style:font-pitch="variable" fo:font-size="40pt" fo:font-weight="bold" style:font-size-asian="40pt" style:font-weight-asian="bold" style:font-size-complex="40pt" style:font-weight-complex="bold"/>
    </style:style>
    <style:style style:name="Fig" style:family="paragraph" style:parent-style-name="Caption" style:master-page-name="">
      <style:paragraph-properties fo:text-align="center" style:justify-single-word="false" style:page-number="auto"/>
      <style:text-properties style:font-name="Noto Sans1" fo:font-family="'Noto Sans'" style:font-style-name="Italic" style:font-family-generic="swiss" style:font-pitch="variable" fo:font-size="9pt"/>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 fo:font-family="'Noto Sans'" style:font-family-generic="swiss" style:font-pitch="variable" fo:font-size="11pt" fo:font-weight="bold" officeooo:rsid="00abf35b" style:font-size-asian="11pt" style:font-weight-asian="bold" style:font-size-complex="11pt"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in" fo:margin-bottom="0.261in"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rawing"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Noto Mono" fo:font-family="'Noto Mono'" style:font-style-name="Regular" style:font-pitch="fixed"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end" style:justify-single-word="false" fo:text-indent="0in" style:auto-text-indent="false" text:number-lines="false" text:line-number="0"/>
      <style:text-properties fo:color="#000000" style:font-name="Noto Sans2" fo:font-family="'Noto Sans'" style:font-style-name="Bold Italic" style:font-family-generic="swiss" style:font-pitch="variable" fo:font-size="28pt" fo:font-style="italic"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 "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loext:footer-first>
        <text:p text:style-name="Footer"/>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9:11:17.868656659</meta:creation-date>
    <dc:date>2020-04-04T19:21:06.571000000</dc:date>
    <meta:editing-duration>P1DT7H22M19S</meta:editing-duration>
    <meta:editing-cycles>641</meta:editing-cycles>
    <meta:generator>LibreOffice/6.2.5.2$Windows_X86_64 LibreOffice_project/1ec314fa52f458adc18c4f025c545a4e8b22c159</meta:generator>
    <meta:document-statistic meta:table-count="0" meta:image-count="0" meta:object-count="0" meta:page-count="4" meta:paragraph-count="41" meta:word-count="339" meta:character-count="1889" meta:non-whitespace-character-count="1594"/>
  </office:meta>
</office:document-meta>
</file>